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3d84b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fo:color="#666666" style:font-name="Open Sans Light" fo:font-size="10.5pt" fo:font-weight="bold" officeooo:rsid="003d84ba" officeooo:paragraph-rsid="003d84ba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Ubuntu2" fo:font-size="12pt" fo:font-weight="normal" officeooo:rsid="0032a7ee" officeooo:paragraph-rsid="0032a7ee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9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10" style:family="paragraph" style:parent-style-name="Heading">
      <style:paragraph-properties fo:break-before="page"/>
    </style:style>
    <style:style style:name="P11" style:family="paragraph" style:parent-style-name="Main_20_Text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officeooo:rsid="00203bd3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35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officeooo:rsid="00142fe1"/>
    </style:style>
    <style:style style:name="T37" style:family="text">
      <style:text-properties officeooo:rsid="001032e9"/>
    </style:style>
    <style:style style:name="T38" style:family="text">
      <style:text-properties officeooo:rsid="001114e8"/>
    </style:style>
    <style:style style:name="T39" style:family="text">
      <style:text-properties style:font-name="Open Sans Light" fo:font-size="10.5pt" style:font-size-asian="10.5pt" style:font-size-complex="10.5pt"/>
    </style:style>
    <style:style style:name="T40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3" style:family="text">
      <style:text-properties officeooo:rsid="003a5407"/>
    </style:style>
    <style:style style:name="T44" style:family="text">
      <style:text-properties officeooo:rsid="003a7eec"/>
    </style:style>
    <style:style style:name="T45" style:family="text">
      <style:text-properties officeooo:rsid="003c012b"/>
    </style:style>
    <style:style style:name="T46" style:family="text">
      <style:text-properties fo:color="#000000" fo:font-size="18pt" style:font-size-asian="18pt" style:font-size-complex="18pt"/>
    </style:style>
    <style:style style:name="T4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49" style:family="text">
      <style:text-properties officeooo:rsid="001032e9" fo:background-color="transparent" loext:char-shading-value="0"/>
    </style:style>
    <style:style style:name="T50" style:family="text">
      <style:text-properties officeooo:rsid="003f61fa"/>
    </style:style>
    <style:style style:name="T51" style:family="text">
      <style:text-properties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7.5pt" fo:font-style="italic" style:font-size-asian="17.5pt" style:font-style-asian="italic" style:font-size-complex="17.5pt" style:font-style-complex="italic"/>
    </style:style>
    <style:style style:name="T54" style:family="text">
      <style:text-properties officeooo:rsid="00661425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35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5"/>
      <text:p text:style-name="P9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Contents_20_Heading"><text:soft-page-break/><text:span text:style-name="T51"><text:s/><text:tab/></text:span><text:span text:style-name="T26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43">ı</text:span></text:p>
      <text:p text:style-name="Custom_20_Index"><text:span text:style-name="T42">N</text:span><text:span text:style-name="T41">eden PhpStorm?</text:span></text:p>
      <text:h text:style-name="Heading_20_5" text:outline-level="5">File</text:h>
      <text:p text:style-name="Custom_20_Index"><text:span text:style-name="T40"><text:s text:c="4"/></text:span><text:span text:style-name="T39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44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45">Add to Favorites</text:span></text:p>
      <text:p text:style-name="Custom_20_Index"><text:s text:c="8"/><text:span text:style-name="T45">Add To New Favorites List</text:span></text:p>
      <text:p text:style-name="Custom_20_Index"><text:soft-page-break/><text:s text:c="4"/><text:span text:style-name="T45">File Encoding</text:span></text:p>
      <text:p text:style-name="Custom_20_Index"><text:s text:c="8"/><text:span text:style-name="T45">Remove BOM</text:span></text:p>
      <text:p text:style-name="Custom_20_Index"><text:s text:c="4"/><text:span text:style-name="T45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36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37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49"><text:s text:c="8"/></text:span><text:span text:style-name="T37">Highlight Usages in File<text:tab/><text:tab/></text:span></text:p>
      <text:p text:style-name="Custom_20_Index"><text:s text:c="8"/>Recent Find Usages<text:tab/></text:p>
      <text:p text:style-name="Custom_20_Index"><text:span text:style-name="T37"><text:s text:c="8"/></text:span>Find by Xpath</text:p>
      <text:p text:style-name="Custom_20_Index"><text:s text:c="4"/>Select A<text:span text:style-name="T50">ll</text:span></text:p>
      <text:p text:style-name="Custom_20_Index"><text:s text:c="4"/>Extend Selection</text:p>
      <text:p text:style-name="Custom_20_Index"><text:s text:c="4"/><text:span text:style-name="T39">Shrink Selection</text:span></text:p>
      <text:p text:style-name="Custom_20_Index"><text:s text:c="4"/><text:span text:style-name="T39">Complete Current Statement<text:tab/></text:span></text:p>
      <text:p text:style-name="Custom_20_Index"><text:s text:c="4"/><text:span text:style-name="T37">Join Lines<text:tab/></text:span></text:p>
      <text:p text:style-name="Custom_20_Index"><text:s text:c="4"/><text:span text:style-name="T37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38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38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38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p text:style-name="P2"/>
      <text:p text:style-name="P1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oft-page-break/><text:span text:style-name="T22">File &gt; </text:span>New Project</text:h>
      <text:p text:style-name="Main_20_Text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46">File &gt; New</text:span><text:span text:style-name="T53"> </text:span><text:span text:style-name="T32">Alt+Insert</text:span></text:h>
      <text:p text:style-name="Main_20_Text"><text:span text:style-name="T54">Y</text:span>eni bir dosya oluşturmak için kullanılır. <text:span text:style-name="T54">Oluşturulacak dosya için şablon, otomatik uzantı ve benzeri gibi birçok seçenek sunar.</text:span></text:p>
      <text:h text:style-name="Heading_20_3" text:outline-level="3">New Butonunun Seçenekleri</text:h>
      <text:p text:style-name="Main_20_Text"><text:span text:style-name="T20">File: </text:span><text:span text:style-name="T16">Uzantısını kullanıcının belirleyebileceği </text:span><text:span text:style-name="T17">yeni bir </text:span><text:span text:style-name="T16">dosya oluşturur.</text:span></text:p>
      <text:p text:style-name="Main_20_Text"><text:span text:style-name="T16">New Scratch File: “</text:span><text:span text:style-name="T17">stratch” isimli seçilecek dilin uzantısına sahip yeni bir dosya oluşturur. </text:span></text:p>
      <text:p text:style-name="Main_20_Text">Directory: Yeni bir dizin oluşturur.</text:p>
      <text:p text:style-name="Main_20_Text">PHP File: “.php” uzantısına sahip yeni bir dosya oluşturur.</text:p>
      <text:p text:style-name="Main_20_Text">PHP Class: Yeni bir PHP sınıfı (PHP class) oluşturur.</text:p>
      <text:h text:style-name="Heading_20_4" text:outline-level="4">File Templates</text:h>
      <text:p text:style-name="Main_20_Text">Bu başlık <text:span text:style-name="T52">altındaki</text:span> butonlardan seçtiğiniz dilin dosyasını oluşturabiliriz. Dosyanın uzantısı otomatik <text:span text:style-name="T52">olarak</text:span> ayarlanır ve dosya oluştururken değiştirilemez. </text:p>
      <text:p text:style-name="P11">HTML File</text:p>
      <text:p text:style-name="Main_20_Text"><text:span text:style-name="T52">HTML 5 File</text:span>: “.html” uzantısına ve HTML 5 temel etiketlerine sahip yeni bir dosya oluşturur.</text:p>
      <text:p text:style-name="Main_20_Text"><text:span text:style-name="T52">HTML 4 File</text:span>: “.html” uzantısına ve HTML 4 temel etiketlerine sahip yeni bir dosya oluşturur.</text:p>
      <text:p text:style-name="Main_20_Text"><text:span text:style-name="T52">XHTML File</text:span>: “.xhtml” uzantısına ve XHTML temel etiketlerine sahip yeni bir dosya oluşturur.</text:p>
      <text:p text:style-name="P11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pan text:style-name="T52">LESS</text:span>: “.less” uzantısına sahip yeni bir dosya oluşturur.</text:p>
      <text:p text:style-name="Main_20_Text"><text:span text:style-name="T52">SASS</text:span>: “.sass” uzantısına sahip yeni bir dosya oluşturur.</text:p>
      <text:p text:style-name="Main_20_Text"><text:soft-page-break/><text:span text:style-name="T52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11">Typescript File</text:p>
      <text:p text:style-name="Main_20_Text"><text:span text:style-name="T52">Typescript File</text:span>: “.ty” uzantısına sahip yeni bir dosya oluşturur.</text:p>
      <text:p text:style-name="Main_20_Text"><text:span text:style-name="T52">Typescript JSX File</text:span>: “.tyx” uzantısına sahip yeni bir dosya oluşturur.</text:p>
      <text:p text:style-name="P11">CoffeeScript File</text:p>
      <text:p text:style-name="Main_20_Text"><text:span text:style-name="T52">CoffeeScript File</text:span>: “.coffee” uzantısına sahip yeni bir dosya oluşturur.</text:p>
      <text:p text:style-name="Main_20_Text"><text:span text:style-name="T52">CoffeeScript Class</text:span>: “.coffee” uzantısına sahip ve dosya adı sınıf (class) olarak tanımlanmış yeni bir dosya oluşturur.</text:p>
      <text:p text:style-name="Main_20_Text"><text:span text:style-name="T52">XSLT Stylesheet</text:span>: “.xsl” uzantısına sahip temel xslt stil dosyası etiketlerini içeren yeni bir dosya oluşturur.</text:p>
      <text:p text:style-name="Main_20_Text"><text:span text:style-name="T52">Edit File Templates</text:span>: File and Code Templates penceresini açar. Bu pencereden varsayılan şablon halindeki dosyaları düzenleyebiliriz.</text:p>
      <text:p text:style-name="Main_20_Text"><text:span text:style-name="T52">HTTP Request</text:span>: “.http” uzantısına sahip yeni bir dosya oluşturur</text:p>
      <text:h text:style-name="Heading_20_2" text:outline-level="2"><text:span text:style-name="T47">File &gt; New </text:span><text:span text:style-name="T48">Stratch File </text:span><text:span text:style-name="T32">Ctrl+Alt+Shift+Insert</text:span></text:h>
      <text:p text:style-name="Main_20_Text"><text:s/>“<text:span text:style-name="T27">stratch” isimli seçilecek dilin uzantısına sahip yeni bir dosya oluşturur. </text:span></text:p>
      <text:h text:style-name="Heading_20_2" text:outline-level="2"><text:tab/><text:span text:style-name="T34">File &gt; </text:span><text:span text:style-name="T33">Open</text:span></text:h>
      <text:p text:style-name="Main_20_Text">Bir dizin veya dosyayı açmak için dahili dosya yöneticisini açar.</text:p>
      <text:h text:style-name="Heading_20_2" text:outline-level="2"><text:tab/><text:span text:style-name="T30">File &gt; </text:span><text:span text:style-name="T28">Open </text:span><text:span text:style-name="T29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29">S</text:span><text:span text:style-name="T28">ave As </text:span><text:span text:style-name="T31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15%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02T08:00:48.261880527</dc:date>
    <meta:editing-duration>PT3H17M5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8" meta:paragraph-count="133" meta:word-count="696" meta:character-count="5516" meta:non-whitespace-character-count="4427"/>
  </office:meta>
</office:document-meta>
</file>